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 fo:font-weight="bold" officeooo:rsid="001bf128" officeooo:paragraph-rsid="001bf128" style:font-weight-asian="bold" style:font-weight-complex="bold"/>
    </style:style>
    <style:style style:name="P3" style:family="paragraph" style:parent-style-name="Text_20_body">
      <style:text-properties fo:font-weight="bold" officeooo:rsid="00260d35" officeooo:paragraph-rsid="002852ea" style:font-weight-asian="bold" style:font-weight-complex="bold"/>
    </style:style>
    <style:style style:name="P4" style:family="paragraph" style:parent-style-name="Text_20_body">
      <style:text-properties officeooo:rsid="00246d4f" officeooo:paragraph-rsid="00246d4f"/>
    </style:style>
    <style:style style:name="P5" style:family="paragraph" style:parent-style-name="Preformatted_20_Text">
      <style:text-properties fo:color="#579835" officeooo:rsid="002af253" officeooo:paragraph-rsid="002af253"/>
    </style:style>
    <style:style style:name="P6" style:family="paragraph" style:parent-style-name="Preformatted_20_Text">
      <style:text-properties officeooo:rsid="002af253" officeooo:paragraph-rsid="002af253"/>
    </style:style>
    <style:style style:name="P7" style:family="paragraph" style:parent-style-name="Preformatted_20_Text">
      <style:text-properties officeooo:rsid="0032f832" officeooo:paragraph-rsid="0032f832"/>
    </style:style>
    <style:style style:name="P8" style:family="paragraph" style:parent-style-name="Preformatted_20_Text">
      <style:text-properties fo:color="#579835" officeooo:rsid="002af253" officeooo:paragraph-rsid="002af253"/>
    </style:style>
    <style:style style:name="P9" style:family="paragraph" style:parent-style-name="Preformatted_20_Text">
      <style:text-properties fo:color="#579835" officeooo:rsid="0032f832" officeooo:paragraph-rsid="0032f832"/>
    </style:style>
    <style:style style:name="P10" style:family="paragraph" style:parent-style-name="Preformatted_20_Text">
      <style:text-properties officeooo:rsid="002b2c09" officeooo:paragraph-rsid="002af253"/>
    </style:style>
    <style:style style:name="P11" style:family="paragraph" style:parent-style-name="Preformatted_20_Text">
      <style:text-properties officeooo:rsid="003e6157" officeooo:paragraph-rsid="003e6157"/>
    </style:style>
    <style:style style:name="P12" style:family="paragraph" style:parent-style-name="Heading_20_1">
      <style:text-properties officeooo:paragraph-rsid="002852ea"/>
    </style:style>
    <style:style style:name="P13" style:family="paragraph" style:parent-style-name="Heading_20_1">
      <style:text-properties officeooo:rsid="0037675a" officeooo:paragraph-rsid="0037675a"/>
    </style:style>
    <style:style style:name="P14" style:family="paragraph" style:parent-style-name="Heading_20_1">
      <style:text-properties officeooo:rsid="003c60f5" officeooo:paragraph-rsid="003c60f5"/>
    </style:style>
    <style:style style:name="P15" style:family="paragraph" style:parent-style-name="Text_20_body" style:list-style-name="L1">
      <style:text-properties fo:language="en" fo:country="US" officeooo:rsid="001a919c" officeooo:paragraph-rsid="001a919c"/>
    </style:style>
    <style:style style:name="P16" style:family="paragraph" style:parent-style-name="Text_20_body" style:list-style-name="L1">
      <style:text-properties fo:language="en" fo:country="US" officeooo:rsid="0029c318" officeooo:paragraph-rsid="0029c318"/>
    </style:style>
    <style:style style:name="P17" style:family="paragraph" style:parent-style-name="Text_20_body" style:list-style-name="L2">
      <style:text-properties fo:language="en" fo:country="US" officeooo:rsid="0037675a" officeooo:paragraph-rsid="0037675a"/>
    </style:style>
    <style:style style:name="P18" style:family="paragraph" style:parent-style-name="Text_20_body" style:list-style-name="L2">
      <style:text-properties fo:language="en" fo:country="US" officeooo:rsid="0037fc8e" officeooo:paragraph-rsid="0037fc8e"/>
    </style:style>
    <style:style style:name="P19" style:family="paragraph" style:parent-style-name="Text_20_body" style:list-style-name="L5">
      <style:text-properties fo:font-weight="normal" officeooo:rsid="003d8ec6" officeooo:paragraph-rsid="003d8ec6" style:font-weight-asian="normal" style:font-weight-complex="normal"/>
    </style:style>
    <style:style style:name="P20" style:family="paragraph" style:parent-style-name="Text_20_body" style:list-style-name="L4">
      <style:text-properties officeooo:rsid="003025c1" officeooo:paragraph-rsid="003025c1"/>
    </style:style>
    <style:style style:name="P21" style:family="paragraph" style:parent-style-name="Text_20_body" style:list-style-name="L6">
      <style:text-properties officeooo:rsid="00260d35" officeooo:paragraph-rsid="002852ea"/>
    </style:style>
    <style:style style:name="P22" style:family="paragraph" style:parent-style-name="Text_20_body" style:list-style-name="L3">
      <style:text-properties officeooo:rsid="003c60f5" officeooo:paragraph-rsid="003c60f5"/>
    </style:style>
    <style:style style:name="P23" style:family="paragraph" style:parent-style-name="Text_20_body">
      <style:text-properties officeooo:rsid="00246d4f" officeooo:paragraph-rsid="00246d4f"/>
    </style:style>
    <style:style style:name="P24" style:family="paragraph" style:parent-style-name="Text_20_body">
      <loext:graphic-properties draw:fill="solid" draw:fill-color="#eeeeee"/>
      <style:paragraph-properties style:line-spacing="0cm" fo:background-color="#eeeeee" style:writing-mode="page"/>
      <style:text-properties style:use-window-font-color="true" style:font-name="Courier New1" fo:font-size="10pt" fo:language="en" fo:country="US" officeooo:rsid="001a919c" officeooo:paragraph-rsid="001a919c" style:font-size-asian="10pt" style:font-size-complex="10pt"/>
    </style:style>
    <style:style style:name="P25" style:family="paragraph" style:parent-style-name="Text_20_body">
      <loext:graphic-properties draw:fill="solid" draw:fill-color="#eeeeee"/>
      <style:paragraph-properties style:line-spacing="0cm" fo:background-color="#eeeeee" style:writing-mode="page"/>
      <style:text-properties style:use-window-font-color="true" style:font-name="Courier New1" fo:font-size="10pt" fo:language="en" fo:country="US" officeooo:rsid="00398478" officeooo:paragraph-rsid="00398478" style:font-size-asian="10pt" style:font-size-complex="10pt"/>
    </style:style>
    <style:style style:name="P26" style:family="paragraph" style:parent-style-name="Text_20_body">
      <loext:graphic-properties draw:fill="solid" draw:fill-color="#eeeeee"/>
      <style:paragraph-properties style:line-spacing="0cm" fo:background-color="#eeeeee" style:writing-mode="page"/>
      <style:text-properties officeooo:paragraph-rsid="00398478"/>
    </style:style>
    <style:style style:name="P27" style:family="paragraph" style:parent-style-name="Text_20_body" style:master-page-name="">
      <loext:graphic-properties draw:fill="solid" draw:fill-color="#eeeeee"/>
      <style:paragraph-properties style:line-spacing="0cm" style:page-number="auto" fo:background-color="#eeeeee" style:writing-mode="page"/>
      <style:text-properties fo:color="#579835" style:font-name="Courier New1" fo:font-size="10pt" fo:language="en" fo:country="US" officeooo:rsid="001a919c" officeooo:paragraph-rsid="001a919c" style:font-size-asian="10pt" style:font-size-complex="10pt"/>
    </style:style>
    <style:style style:name="T1" style:family="text">
      <style:text-properties officeooo:rsid="001a91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675a" style:font-weight-asian="bold" style:font-weight-complex="bold"/>
    </style:style>
    <style:style style:name="T4" style:family="text">
      <style:text-properties fo:font-weight="bold" officeooo:rsid="0037fc8e" style:font-weight-asian="bold" style:font-weight-complex="bold"/>
    </style:style>
    <style:style style:name="T5" style:family="text">
      <style:text-properties fo:font-weight="bold" officeooo:rsid="003bbee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bbee7" style:font-weight-asian="normal" style:font-weight-complex="normal"/>
    </style:style>
    <style:style style:name="T8" style:family="text">
      <style:text-properties fo:color="#0066b3"/>
    </style:style>
    <style:style style:name="T9" style:family="text">
      <style:text-properties fo:color="#0066b3" officeooo:rsid="00398478"/>
    </style:style>
    <style:style style:name="T10" style:family="text">
      <style:text-properties fo:color="#579835"/>
    </style:style>
    <style:style style:name="T11" style:family="text">
      <style:text-properties officeooo:rsid="00263c47"/>
    </style:style>
    <style:style style:name="T12" style:family="text">
      <style:text-properties style:use-window-font-color="true" style:font-name="Courier New1" fo:font-size="10pt" fo:language="en" fo:country="US" officeooo:rsid="00398478" style:font-size-asian="10pt" style:font-size-complex="10pt"/>
    </style:style>
    <style:style style:name="T13" style:family="text">
      <style:text-properties officeooo:rsid="002b2c09"/>
    </style:style>
    <style:style style:name="T14" style:family="text">
      <style:text-properties officeooo:rsid="0031c5e3"/>
    </style:style>
    <style:style style:name="T15" style:family="text">
      <style:text-properties officeooo:rsid="0032f832"/>
    </style:style>
    <style:style style:name="T16" style:family="text">
      <style:text-properties officeooo:rsid="0035a5fc"/>
    </style:style>
    <style:style style:name="T17" style:family="text">
      <style:text-properties officeooo:rsid="00398478"/>
    </style:style>
    <style:style style:name="T18" style:family="text">
      <style:text-properties fo:color="#ef413d"/>
    </style:style>
    <style:style style:name="T19" style:family="text">
      <style:text-properties fo:color="#ef413d" officeooo:rsid="00398478"/>
    </style:style>
    <style:style style:name="T20" style:family="text">
      <style:text-properties fo:color="#aa55a1"/>
    </style:style>
    <style:style style:name="T21" style:family="text">
      <style:text-properties fo:color="#aa55a1" officeooo:rsid="00398478"/>
    </style:style>
    <style:style style:name="T22" style:family="text">
      <style:text-properties fo:color="#000000"/>
    </style:style>
    <style:style style:name="T23" style:family="text">
      <style:text-properties officeooo:rsid="003e61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2 RAC <text:span text:style-name="T16">CSS</text:span> Coding Conventions</text:p>
      <text:h text:style-name="Heading_20_1" text:outline-level="1">Tabs and <text:span text:style-name="T1">Indents</text:span></text:h>
      <text:list xml:id="list4145806785" text:style-name="L1">
        <text:list-item>
          <text:p text:style-name="P15">Indent using <text:span text:style-name="T2">spaces</text:span><text:span text:style-name="T6">,</text:span><text:span text:style-name="T2"> </text:span><text:span text:style-name="T6">not tab characters</text:span></text:p>
        </text:list-item>
        <text:list-item>
          <text:p text:style-name="P15"><text:span text:style-name="T6">Indent size, and tab width are </text:span><text:span text:style-name="T2">four</text:span><text:span text:style-name="T6"> (</text:span><text:span text:style-name="T2">4</text:span><text:span text:style-name="T6">) spaces</text:span></text:p>
        </text:list-item>
        <text:list-item>
          <text:p text:style-name="P16"><text:span text:style-name="T6">Lines should wrap at </text:span><text:span text:style-name="T3">80</text:span><text:span text:style-name="T6"> characters</text:span></text:p>
        </text:list-item>
      </text:list>
      <text:h text:style-name="P13" text:outline-level="1">Code Layout</text:h>
      <text:list xml:id="list3070373774" text:style-name="L2">
        <text:list-item>
          <text:p text:style-name="P17">Properties must be on <text:span text:style-name="T2">separate</text:span> <text:span text:style-name="T2">lines</text:span>, <text:span text:style-name="T2">unless</text:span> there is a <text:span text:style-name="T2">single</text:span> <text:span text:style-name="T2">property</text:span></text:p>
        </text:list-item>
        <text:list-item>
          <text:p text:style-name="P17">All declarations must be on <text:span text:style-name="T4">separate</text:span> <text:span text:style-name="T2">lines</text:span><text:span text:style-name="T6">. </text:span><text:span text:style-name="T7">The </text:span><text:span text:style-name="T5">minimum</text:span><text:span text:style-name="T7">, and </text:span><text:span text:style-name="T5">maximum</text:span><text:span text:style-name="T7"> blank lines between declarations is </text:span><text:span text:style-name="T5">one</text:span><text:span text:style-name="T7"> (</text:span><text:span text:style-name="T5">1</text:span><text:span text:style-name="T7">).</text:span></text:p>
        </text:list-item>
        <text:list-item>
          <text:p text:style-name="P17">Media queries must be on a <text:span text:style-name="T2">single</text:span> <text:span text:style-name="T2">line</text:span>, unless they exceed 80 characters</text:p>
        </text:list-item>
        <text:list-item>
          <text:p text:style-name="P18">Use <text:span text:style-name="T2">K&amp;R style braces</text:span> (see example)</text:p>
        </text:list-item>
      </text:list>
      <text:p text:style-name="P2"><text:span text:style-name="T11">Example</text:span>:</text:p>
      <text:p text:style-name="P27">/* <text:span text:style-name="T17">Separate lines, unless there is a single property. Declarations are also on separate lines. Also, this bracket style is K&amp;R. */</text:span></text:p>
      <text:p text:style-name="P24">.<text:span text:style-name="T19">blue</text:span><text:span text:style-name="T17"> { </text:span><text:span text:style-name="T21">color</text:span><text:span text:style-name="T17">: </text:span><text:span text:style-name="T9">blue</text:span><text:span text:style-name="T17">; }</text:span></text:p>
      <text:p text:style-name="P24"/>
      <text:p text:style-name="P25">#<text:span text:style-name="T18">error</text:span> {</text:p>
      <text:p text:style-name="P25"><text:s text:c="4"/><text:span text:style-name="T20">color</text:span>: <text:span text:style-name="T8">red</text:span>;</text:p>
      <text:p text:style-name="P25"><text:s text:c="4"/><text:span text:style-name="T20">background-color</text:span>: <text:span text:style-name="T8">white</text:span>;</text:p>
      <text:p text:style-name="P26"><text:span text:style-name="T12">}</text:span></text:p>
      <text:h text:style-name="P14" text:outline-level="1">Spaces</text:h>
      <text:list xml:id="list1080807491" text:style-name="L3">
        <text:list-item>
          <text:p text:style-name="P22"><text:span text:style-name="T6">Spaces occur around all operators (+, -, *, &lt;, etc), after commas, and after colons</text:span></text:p>
        </text:list-item>
      </text:list>
      <text:h text:style-name="Heading_20_1" text:outline-level="1">Naming Style</text:h>
      <text:list xml:id="list596702304" text:style-name="L5">
        <text:list-item>
          <text:p text:style-name="P19">Classes, and ids should always be lowercase, even in multi-word cases</text:p>
        </text:list-item>
      </text:list>
      <text:h text:style-name="P12" text:outline-level="1"><text:soft-page-break/>Comments</text:h>
      <text:list xml:id="list3620641981" text:style-name="L6">
        <text:list-item>
          <text:p text:style-name="P21">Comments should appear <text:span text:style-name="T2">above</text:span> the line/lines of code the comment is for</text:p>
        </text:list-item>
        <text:list-item>
          <text:p text:style-name="P21">A space must be placed after the comment declaration, <text:span text:style-name="T15">and before the ending declaration</text:span></text:p>
        </text:list-item>
      </text:list>
      <text:p text:style-name="P3">Examples:</text:p>
      <text:p text:style-name="P9">/* Correct Comment Usage */</text:p>
      <text:p text:style-name="P11">p {</text:p>
      <text:p text:style-name="P11"><text:s text:c="4"/>...</text:p>
      <text:p text:style-name="P11">}</text:p>
      <text:p text:style-name="P7"/>
      <text:p text:style-name="P7"><text:span text:style-name="T23">p { ... }</text:span> <text:span text:style-name="T10">/* Incorrect Comment Usage */</text:span></text:p>
      <text:p text:style-name="P4"/>
      <text:p text:style-name="P4">For all other style conventions: <text:span text:style-name="T2">Follow the hints given by ReShar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loext:contextual-spacing="false" fo:background-color="#eeeeee" style:writing-mode="page">
        <style:tab-stops/>
      </style:paragraph-properties>
      <style:text-properties style:font-name="Courier New" fo:font-family="'Courier New'" style:font-style-name="Regular" style:font-family-generic="modern" style:font-pitch="fixed" fo:font-size="10pt" fo:background-color="#eeeeee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9:08:53.054000000</meta:creation-date>
    <dc:date>2018-01-21T17:55:40.330000000</dc:date>
    <meta:editing-duration>PT1H23M40S</meta:editing-duration>
    <meta:editing-cycles>36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31" meta:word-count="213" meta:character-count="1181" meta:non-whitespace-character-count="998"/>
  </office:meta>
</office:document-meta>
</file>